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5pt" style:font-size-asian="25pt" style:font-size-complex="25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7.5cm" svg:height="2.5cm" svg:x="1.5cm" svg:y="1.5cm">
          <text:p text:style-name="P1"><text:span text:style-name="T1">Simulation</text:span></text:p>
        </draw:rect>
        <draw:rect draw:style-name="gr1" draw:text-style-name="P3" draw:id="id2" draw:layer="layout" svg:width="6cm" svg:height="2cm" svg:x="6.5cm" svg:y="5cm">
          <text:p text:style-name="P1"><text:span text:style-name="T2">Simulate 1 Step</text:span></text:p>
        </draw:rect>
        <draw:connector draw:style-name="gr2" draw:text-style-name="P1" draw:id="id3" draw:layer="layout" svg:x1="5.25cm" svg:y1="4cm" svg:x2="6.5cm" svg:y2="6cm" draw:start-shape="id1" draw:end-shape="id2" draw:end-glue-point="3" svg:d="m5250 4000v2000h1250">
          <text:p/>
        </draw:connector>
        <draw:rect draw:style-name="gr1" draw:text-style-name="P3" draw:id="id4" draw:layer="layout" svg:width="6cm" svg:height="2cm" svg:x="6.5cm" svg:y="8cm">
          <text:p text:style-name="P1"><text:span text:style-name="T2">Output Events</text:span></text:p>
        </draw:rect>
        <draw:connector draw:style-name="gr2" draw:text-style-name="P1" draw:id="id5" draw:layer="layout" svg:x1="5.25cm" svg:y1="6cm" svg:x2="6.5cm" svg:y2="9cm" draw:start-shape="id3" draw:start-glue-point="0" draw:end-shape="id4" draw:end-glue-point="3" svg:d="m5250 6000v3000h1250">
          <text:p/>
        </draw:connector>
        <draw:custom-shape draw:style-name="gr3" draw:text-style-name="P1" draw:id="id6" draw:layer="layout" svg:width="4cm" svg:height="4cm" svg:x="7.5cm" svg:y="11cm">
          <text:p text:style-name="P1">If important event</text:p>
          <text:p text:style-name="P1">Or player inp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25cm" svg:y1="9cm" svg:x2="7.5cm" svg:y2="13cm" draw:start-shape="id5" draw:start-glue-point="0" draw:end-shape="id6" draw:end-glue-point="5" svg:d="m5250 9000v4000h2250">
          <text:p/>
        </draw:connector>
        <draw:rect draw:style-name="gr1" draw:text-style-name="P1" draw:id="id7" draw:layer="layout" svg:width="5cm" svg:height="1.5cm" svg:x="3cm" svg:y="16.5cm">
          <text:p text:style-name="P1">Pause Mode</text:p>
        </draw:rect>
        <draw:connector draw:style-name="gr2" draw:text-style-name="P1" draw:layer="layout" svg:x1="9.5cm" svg:y1="15cm" svg:x2="3cm" svg:y2="17.25cm" draw:start-shape="id6" draw:start-glue-point="6" draw:end-shape="id7" draw:end-glue-point="3" svg:d="m9500 15000v750h-7001v1500h501">
          <text:p/>
        </draw:connector>
        <draw:rect draw:style-name="gr1" draw:text-style-name="P1" draw:id="id8" draw:layer="layout" svg:width="5cm" svg:height="1.5cm" svg:x="6.5cm" svg:y="19cm">
          <text:p text:style-name="P1">Select Unit</text:p>
        </draw:rect>
        <draw:connector draw:style-name="gr2" draw:text-style-name="P1" draw:id="id9" draw:layer="layout" svg:x1="5.5cm" svg:y1="18cm" svg:x2="6.5cm" svg:y2="19.75cm" draw:start-shape="id7" draw:start-glue-point="2" draw:end-shape="id8" draw:end-glue-point="3" svg:d="m5500 18000v1750h1000">
          <text:p/>
        </draw:connector>
        <draw:rect draw:style-name="gr1" draw:text-style-name="P1" draw:id="id10" draw:layer="layout" svg:width="6cm" svg:height="1.5cm" svg:x="6.5cm" svg:y="21cm">
          <text:p text:style-name="P1">Output environment</text:p>
          <text:p text:style-name="P1">of unit</text:p>
        </draw:rect>
        <draw:rect draw:style-name="gr1" draw:text-style-name="P1" draw:id="id12" draw:layer="layout" svg:width="6cm" svg:height="1.5cm" svg:x="6.5cm" svg:y="23cm">
          <text:p text:style-name="P1">Choose interaction</text:p>
        </draw:rect>
        <draw:rect draw:style-name="gr1" draw:text-style-name="P1" draw:id="id14" draw:layer="layout" svg:width="6cm" svg:height="1.5cm" svg:x="6.5cm" svg:y="25cm">
          <text:p text:style-name="P1">Set new Actions</text:p>
        </draw:rect>
        <draw:connector draw:style-name="gr2" draw:text-style-name="P1" draw:id="id11" draw:layer="layout" svg:x1="5.5cm" svg:y1="19.75cm" svg:x2="6.5cm" svg:y2="21.75cm" draw:start-shape="id9" draw:start-glue-point="0" draw:end-shape="id10" draw:end-glue-point="3" svg:d="m5500 19750v2000h1000">
          <text:p/>
        </draw:connector>
        <draw:connector draw:style-name="gr2" draw:text-style-name="P1" draw:id="id13" draw:layer="layout" svg:x1="5.5cm" svg:y1="21.75cm" svg:x2="6.5cm" svg:y2="23.75cm" draw:start-shape="id11" draw:start-glue-point="0" draw:end-shape="id12" draw:end-glue-point="3" svg:d="m5500 21750v2000h1000">
          <text:p/>
        </draw:connector>
        <draw:connector draw:style-name="gr2" draw:text-style-name="P1" draw:layer="layout" svg:x1="5.5cm" svg:y1="23.75cm" svg:x2="6.5cm" svg:y2="25.75cm" draw:start-shape="id13" draw:start-glue-point="0" draw:end-shape="id14" draw:end-glue-point="3" svg:d="m5500 23750v200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ian </meta:initial-creator>
    <meta:creation-date>2010-12-06T15:40:01.39</meta:creation-date>
    <dc:date>2010-12-06T15:45:07.97</dc:date>
    <dc:creator>Florian </dc:creator>
    <meta:editing-duration>PT00H05M06S</meta:editing-duration>
    <meta:editing-cycles>1</meta:editing-cycles>
    <meta:document-statistic meta:object-count="17"/>
    <meta:generator>OpenOffice.org/3.2$Win32 OpenOffice.org_project/320m18$Build-9502</meta:generator>
  </office:meta>
</office:document-meta>
</file>